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020000022C0000022C71F8553F.eps"/>
  <manifest:file-entry manifest:media-type="" manifest:full-path="Pictures/200000020000022C0000022C42FB52FB.eps"/>
  <manifest:file-entry manifest:media-type="" manifest:full-path="Pictures/200000020000022C0000022C49AE6C02.eps"/>
  <manifest:file-entry manifest:media-type="" manifest:full-path="Pictures/200000020000022C0000022C9CC6D56F.eps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ffffff" draw:fill-gradient-name="Gradient_20_1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fo:min-height="2.0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25cm" svg:stroke-color="#00ff0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family="'Standard Symbols L'" style:font-style-name="Regular" style:font-pitch="variable" style:font-charset="x-symbol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09cm" svg:height="6.909cm" svg:x="12.113cm" svg:y="2.27cm">
          <draw:image xlink:href="Pictures/200000020000022C0000022C71F8553F.eps" xlink:type="simple" xlink:show="embed" xlink:actuate="onLoad">
            <text:p/>
          </draw:image>
        </draw:frame>
        <draw:frame draw:style-name="gr1" draw:text-style-name="P1" draw:layer="layout" svg:width="6.909cm" svg:height="6.909cm" svg:x="2.626cm" svg:y="11.554cm">
          <draw:image xlink:href="Pictures/200000020000022C0000022C9CC6D56F.eps" xlink:type="simple" xlink:show="embed" xlink:actuate="onLoad">
            <text:p/>
          </draw:image>
        </draw:frame>
        <draw:frame draw:style-name="gr1" draw:text-style-name="P1" draw:layer="layout" svg:width="6.909cm" svg:height="6.909cm" svg:x="12.113cm" svg:y="11.554cm">
          <draw:image xlink:href="Pictures/200000020000022C0000022C42FB52FB.eps" xlink:type="simple" xlink:show="embed" xlink:actuate="onLoad">
            <text:p/>
          </draw:image>
        </draw:frame>
        <draw:custom-shape draw:style-name="gr2" draw:text-style-name="P1" draw:layer="layout" svg:width="0.254cm" svg:height="0.254cm" svg:x="2.714cm" svg:y="14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54cm" svg:height="0.254cm" svg:x="2.778cm" svg:y="5.699cm"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text-style-name="P1" draw:layer="layout" svg:width="6.909cm" svg:height="6.909cm" svg:x="2.626cm" svg:y="2.27cm">
          <draw:image xlink:href="Pictures/200000020000022C0000022C49AE6C02.eps" xlink:type="simple" xlink:show="embed" xlink:actuate="onLoad">
            <text:p/>
          </draw:image>
        </draw:frame>
        <draw:custom-shape draw:style-name="gr4" draw:text-style-name="P1" draw:layer="layout" svg:width="0.254cm" svg:height="0.254cm" svg:x="12.176cm" svg:y="14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2.239cm" svg:y="5.953cm">
          <text:p/>
          <draw:enhanced-geometry svg:viewBox="0 0 21600 21600" draw:mirror-horizontal="true" draw:type="rectangle" draw:enhanced-path="M 0 0 L 21600 0 21600 21600 0 21600 0 0 Z N"/>
        </draw:custom-shape>
        <draw:frame draw:style-name="gr5" draw:layer="layout" svg:width="1.999cm" svg:height="0.999cm" svg:x="26.976cm" svg:y="5.3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2.667cm" svg:height="2.282cm" svg:x="24.876cm" svg:y="2.905cm">
          <draw:text-box>
            <text:p/>
          </draw:text-box>
        </draw:frame>
        <draw:frame draw:style-name="gr7" draw:text-style-name="P2" draw:layer="layout" svg:width="1.488cm" svg:height="0.759cm" svg:x="2.777cm" svg:y="1.738cm">
          <draw:text-box>
            <text:p text:style-name="P2"><text:span text:style-name="T1">l</text:span><text:span text:style-name="T2">=0.5</text:span></text:p>
          </draw:text-box>
        </draw:frame>
        <draw:frame draw:style-name="gr7" draw:text-style-name="P2" draw:layer="layout" svg:width="1.163cm" svg:height="0.759cm" svg:x="8.719cm" svg:y="1.735cm">
          <draw:text-box>
            <text:p text:style-name="P2"><text:span text:style-name="T1">l</text:span><text:span text:style-name="T2">=1</text:span></text:p>
          </draw:text-box>
        </draw:frame>
        <draw:line draw:style-name="gr8" draw:text-style-name="P1" draw:layer="layout" svg:x1="9.318cm" svg:y1="2.524cm" svg:x2="9.318cm" svg:y2="8.81cm">
          <text:p/>
        </draw:line>
        <draw:line draw:style-name="gr8" draw:text-style-name="P1" draw:layer="layout" svg:x1="18.589cm" svg:y1="3.032cm" svg:x2="18.589cm" svg:y2="9.001cm">
          <text:p/>
        </draw:line>
        <draw:frame draw:style-name="gr7" draw:text-style-name="P2" draw:layer="layout" svg:width="1.163cm" svg:height="0.759cm" svg:x="8.79cm" svg:y="10.909cm">
          <draw:text-box>
            <text:p text:style-name="P2"><text:span text:style-name="T1">l</text:span><text:span text:style-name="T2">=1</text:span></text:p>
          </draw:text-box>
        </draw:frame>
        <draw:frame draw:style-name="gr7" draw:text-style-name="P2" draw:layer="layout" svg:width="1.163cm" svg:height="0.759cm" svg:x="18.272cm" svg:y="10.896cm">
          <draw:text-box>
            <text:p text:style-name="P2"><text:span text:style-name="T1">l</text:span><text:span text:style-name="T2">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23T12:32:59</dc:date>
    <dc:creator>Roberto Castañeda</dc:creator>
    <meta:document-statistic meta:object-count="16"/>
    <meta:generator>LibreOffice/3.3$Unix LibreOffice_project/330m19$Build-202</meta:generator>
  </office:meta>
</office:document-meta>
</file>

<file path=Object 1/content.xml><?xml version="1.0" encoding="utf-8"?>
<math xmlns="http://www.w3.org/1998/Math/MathML"/>
</file>